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a xlink:href="http://www.eins.de" xlink:type="simple"><text:span text:style-name="a30d27d"> <text:s/><text:s/><text:s text:c="3"/><text:s text:c="3"/><text:s text:c="4"/><text:s text:c="2"/><text:s text:c="5"/><text:s text:c="6"/><text:s text:c="2"/></text:span></text:a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3-09-13T15:17:40</dc:date>
    <meta:print-date>2010-04-29T10:51:00</meta:print-date>
    <meta:editing-cycles>8</meta:editing-cycles>
    <meta:editing-duration>P0DT0H0M0.063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